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officeooo:paragraph-rsid="0005da54"/>
    </style:style>
    <style:style style:name="P2" style:family="paragraph" style:parent-style-name="Text_20_body">
      <style:text-properties officeooo:paragraph-rsid="0005da54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5"/>
    <style:style style:name="P5" style:family="paragraph" style:parent-style-name="Text_20_body" style:list-style-name="L8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6">
      <style:paragraph-properties fo:margin-top="0cm" fo:margin-bottom="0cm" loext:contextual-spacing="false"/>
    </style:style>
    <style:style style:name="P11" style:family="paragraph" style:parent-style-name="Text_20_body" style:list-style-name="L7">
      <style:paragraph-properties fo:margin-top="0cm" fo:margin-bottom="0cm" loext:contextual-spacing="false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5da54" officeooo:paragraph-rsid="0005da54" style:font-weight-asian="bold" style:font-weight-complex="bold"/>
    </style:style>
    <style:style style:name="T1" style:family="text">
      <style:text-properties officeooo:rsid="0005da54"/>
    </style:style>
    <style:style style:name="T2" style:family="text">
      <style:text-properties officeooo:rsid="000664a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20"/>Paper <text:span text:style-name="T2">7</text:span> <text:s text:c="2"/><text:tab/><text:tab/> <text:tab/> <text:s text:c="2"/><text:span text:style-name="T2">K. AHMADI</text:span></text:p>
      <text:p text:style-name="Standard"/>
      <text:p text:style-name="P1"><text:span text:style-name="T1">1- </text:span>Next time the member should listen -------------------- to what is being said on this side of the House.</text:p>
      <text:p text:style-name="P1"><text:span text:style-name="T1">a- </text:span> attentive <text:s text:c="9"/><text:span text:style-name="T1">b- </text:span> attentions<text:bookmark text:name="Q_0_2"/> <text:s text:c="7"/><text:span text:style-name="T1">c- </text:span>most attentive<text:bookmark text:name="Q_0_3"/><text:bookmark text:name="Q_0"/> <text:s text:c="8"/><text:span text:style-name="T1">d- </text:span>more attentively</text:p>
      <text:p text:style-name="P1"><text:bookmark text:name="Q_1"/><text:span text:style-name="T1">2- </text:span>This article is an ---------------- from an overview paper prepared for the UNRISD research project on Information Technologies and Social Development in Senegal.</text:p>
      <text:p text:style-name="P1"><text:span text:style-name="T1">a- </text:span> extract <text:s text:c="6"/><text:span text:style-name="T1">b- </text:span> extracted <text:s text:c="8"/><text:span text:style-name="T1">c- </text:span> extractable <text:s text:c="8"/><text:span text:style-name="T1">d-</text:span> extractability</text:p>
      <text:p text:style-name="P1"><text:bookmark text:name="Q_2"/><text:span text:style-name="T1">3- </text:span>Empa and its staff should use natural resources<text:span text:style-name="T2">------------</text:span> and energy efficiently, and always ensure that the basis of human existence is not endangered.</text:p>
      <text:list xml:id="list3500720074" text:style-name="L1">
        <text:list-header>
          <text:p text:style-name="P6"><text:bookmark text:name="Q_2_01"/><text:span text:style-name="T1">a- </text:span>lately <text:s text:c="7"/><text:span text:style-name="T1">b- </text:span> sparingly <text:s text:c="7"/><text:span text:style-name="T1">c-</text:span> vaguely<text:bookmark text:name="Q_2_3"/><text:bookmark text:name="Q_21"/> <text:s text:c="9"/><text:span text:style-name="T1">d- </text:span>distantly</text:p>
        </text:list-header>
      </text:list>
      <text:p text:style-name="Text_20_body"/>
      <text:p text:style-name="Text_20_body"><text:bookmark text:name="Q_3"/><text:span text:style-name="T1">4- </text:span>One shop, located landside, is open 7 days a week to the general public and offers a --------------------- of perfumes, ladies' and men's fashion, accessories and brand spirits.</text:p>
      <text:list xml:id="list2458976561" text:style-name="L2">
        <text:list-header>
          <text:p text:style-name="P7"><text:bookmark text:name="Q_3_01"/><text:span text:style-name="T1">a- </text:span>selection <text:s text:c="9"/><text:span text:style-name="T1">b-</text:span> pleasure<text:bookmark text:name="Q_3_2"/> <text:s text:c="7"/><text:span text:style-name="T1">c- </text:span>compound<text:bookmark text:name="Q_3_3"/><text:bookmark text:name="Q_31"/> <text:s text:c="9"/><text:span text:style-name="T1">d- </text:span>preference</text:p>
          <text:p text:style-name="P7"/>
        </text:list-header>
      </text:list>
      <text:p text:style-name="P2"><text:bookmark text:name="Q_4"/><text:span text:style-name="T1">5- </text:span>Saia motors gearboxes are available in a ---<text:span text:style-name="T1">---------</text:span> of sizes to meet a wide range of torque requirements.</text:p>
      <text:p text:style-name="P2"><text:span text:style-name="T1">a- </text:span> segment<text:bookmark text:name="Q_4_1"/> <text:s text:c="8"/><text:span text:style-name="T1">b- </text:span>priority<text:bookmark text:name="Q_4_2"/> <text:s text:c="7"/><text:span text:style-name="T1">c- </text:span>measurement<text:bookmark text:name="Q_4_3"/><text:bookmark text:name="Q_41"/> <text:s text:c="7"/><text:span text:style-name="T1">d- </text:span>variety</text:p>
      <text:p text:style-name="P2"><text:bookmark text:name="Q_5"/><text:span text:style-name="T1">6- </text:span>Business highspeed ARPC has decreased due to the adoption of packages priced to appeal to the small business market offset in part by increased usage and the --------------of new security services. </text:p>
      <text:list xml:id="list605628961" text:style-name="L3">
        <text:list-header>
          <text:p text:style-name="P8"><text:bookmark text:name="Q_5_01"/><text:span text:style-name="T1">a-</text:span>  popular<text:bookmark text:name="Q_5_1"/> <text:s text:c="6"/><text:span text:style-name="T1">b- </text:span>popularize <text:s text:c="6"/><text:span text:style-name="T1">c- </text:span> popularity <text:s text:c="7"/><text:span text:style-name="T1">d-</text:span> popularly</text:p>
          <text:p text:style-name="P8"/>
        </text:list-header>
      </text:list>
      <text:p text:style-name="Text_20_body"><text:bookmark text:name="Q_6"/><text:span text:style-name="T1">7- </text:span>Brenntag is ----------------- to have a very capable Executive Management team, and a group of dedicated employees</text:p>
      <text:list xml:id="list2914536211" text:style-name="L4">
        <text:list-header>
          <text:p text:style-name="P9"><text:bookmark text:name="Q_6_01"/><text:span text:style-name="T1">a- </text:span>fortunate<text:bookmark text:name="Q_6_1"/> <text:s text:c="6"/><text:span text:style-name="T1">b- </text:span>talented <text:s text:c="6"/><text:span text:style-name="T1">c-</text:span> admired<text:bookmark text:name="Q_6_3"/><text:bookmark text:name="Q_61"/> <text:s text:c="6"/><text:span text:style-name="T1">d- </text:span>essential</text:p>
        </text:list-header>
      </text:list>
      <text:list xml:id="list1314648124" text:style-name="L5">
        <text:list-header>
          <text:p text:style-name="P4"/>
        </text:list-header>
      </text:list>
      <text:p text:style-name="Text_20_body"><text:bookmark text:name="Q_7"/><text:span text:style-name="T1">8- </text:span>A final report shall be submitted --------------- three months of the completion of the action.</text:p>
      <text:p text:style-name="P3"><text:span text:style-name="T1">a-</text:span> toward<text:bookmark text:name="Q_7_1"/> <text:s text:c="6"/><text:span text:style-name="T1">b- </text:span>instead<text:bookmark text:name="Q_7_2"/> <text:s text:c="7"/><text:span text:style-name="T1">c- </text:span>within <text:s text:c="7"/><text:span text:style-name="T1">d-</text:span> apart from</text:p>
      <text:p text:style-name="P3"/>
      <text:p text:style-name="Text_20_body"><text:bookmark text:name="Q_8"/><text:span text:style-name="T1">9- </text:span>These authorities shall co-operate closely and directly with ---------------------. </text:p>
      <text:list xml:id="list3086279630" text:style-name="L6">
        <text:list-header>
          <text:p text:style-name="P10"><text:bookmark text:name="Q_8_01"/><text:span text:style-name="T1">a- </text:span>the same <text:s text:c="6"/><text:span text:style-name="T1">b-</text:span> each other<text:bookmark text:name="Q_8_2"/> <text:s text:c="8"/><text:span text:style-name="T1">c- </text:span>this <text:s text:c="7"/><text:span text:style-name="T1">d-</text:span> much</text:p>
          <text:p text:style-name="P10"/>
        </text:list-header>
      </text:list>
      <text:p text:style-name="Text_20_body"><text:bookmark text:name="Q_9"/><text:span text:style-name="T1">10- </text:span>In the context of the gun control system, registration may not eliminate homicide ------------------------, but it is a vital tool to lower the homicide rate significantly.</text:p>
      <text:list xml:id="list269208617" text:style-name="L7">
        <text:list-header>
          <text:p text:style-name="P11"><text:span text:style-name="T1">a-</text:span> unlike<text:bookmark text:name="Q_9_1"/> <text:s text:c="6"/><text:span text:style-name="T1">b- </text:span>altogether<text:bookmark text:name="Q_9_2"/> <text:s text:c="6"/><text:span text:style-name="T1">c- </text:span>beyond<text:bookmark text:name="Questions"/><text:bookmark text:name="Q_91"/><text:bookmark text:name="Q_9_3"/> <text:s text:c="6"/><text:span text:style-name="T1">d-</text:span>total</text:p>
        </text:list-header>
      </text:list>
      <text:section text:style-name="Sect1" text:name="BottomNavBar">
        <text:list xml:id="list3087721165" text:style-name="L8">
          <text:list-header>
            <text:p text:style-name="P5"/>
          </text:list-header>
        </text:list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38:07.278000000</meta:creation-date>
    <meta:print-date>2017-10-31T16:46:16.025000000</meta:print-date>
    <dc:date>2017-10-31T16:46:22.388000000</dc:date>
    <meta:editing-duration>PT10M47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2" meta:paragraph-count="26" meta:word-count="320" meta:character-count="2165" meta:non-whitespace-character-count="1628"/>
  </office:meta>
</office:document-meta>
</file>